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2"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3"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2" style:family="paragraph" style:parent-style-name="Standard" style:list-style-name="WWNum8">
      <style:paragraph-properties fo:margin-left="0.5in" fo:margin-right="0in" fo:text-indent="-0.25in" style:auto-text-indent="false"/>
    </style:style>
    <style:style style:name="P13" style:family="paragraph" style:parent-style-name="Standard" style:list-style-name="WWNum8">
      <style:paragraph-properties fo:margin-left="0.5in" fo:margin-right="0in" fo:margin-top="0.1665in" fo:margin-bottom="0.1665in" loext:contextual-spacing="false" fo:line-height="100%" fo:text-indent="-0.25in" style:auto-text-indent="false"/>
    </style:style>
    <style:style style:name="P14" style:family="paragraph" style:parent-style-name="Standard" style:list-style-name="WWNum5">
      <style:paragraph-properties fo:margin-left="0.5in" fo:margin-right="0in" fo:margin-top="0.1665in" fo:margin-bottom="0.1665in" loext:contextual-spacing="false" fo:line-height="100%" fo:text-indent="-0.25in" style:auto-text-indent="false"/>
    </style:style>
    <style:style style:name="P15" style:family="paragraph" style:parent-style-name="Standard" style:list-style-name="WWNum2">
      <style:paragraph-properties fo:margin-left="0.5in" fo:margin-right="0in" fo:margin-top="0.1665in" fo:margin-bottom="0.1665in" loext:contextual-spacing="false" fo:line-height="100%" fo:text-indent="-0.25in" style:auto-text-indent="false"/>
    </style:style>
    <style:style style:name="P16" style:family="paragraph" style:parent-style-name="Standard" style:list-style-name="WWNum6">
      <style:paragraph-properties fo:margin-left="0.5in" fo:margin-right="0in" fo:margin-top="0.1665in" fo:margin-bottom="0.1665in" loext:contextual-spacing="false" fo:line-height="100%" fo:text-indent="-0.25in" style:auto-text-indent="false"/>
    </style:style>
    <style:style style:name="P17" style:family="paragraph" style:parent-style-name="Standard" style:list-style-name="WWNum9">
      <style:paragraph-properties fo:margin-left="0.5in" fo:margin-right="0in" fo:margin-top="0.1665in" fo:margin-bottom="0.1665in" loext:contextual-spacing="false" fo:line-height="100%" fo:text-indent="-0.25in" style:auto-text-indent="false"/>
    </style:style>
    <style:style style:name="P18" style:family="paragraph" style:parent-style-name="Standard" style:list-style-name="WWNum10">
      <style:paragraph-properties fo:margin-left="1in" fo:margin-right="0in" fo:margin-top="0in" fo:margin-bottom="0in" loext:contextual-spacing="false" fo:line-height="100%" fo:text-indent="-0.25in" style:auto-text-indent="false"/>
    </style:style>
    <style:style style:name="P19"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20"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21"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22"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23" style:family="paragraph" style:parent-style-name="Standard" style:list-style-name="WWNum10">
      <style:paragraph-properties fo:margin-left="1in" fo:margin-right="0in" fo:margin-top="0in" fo:margin-bottom="0.1665in" loext:contextual-spacing="false" fo:line-height="100%" fo:text-indent="-0.25in" style:auto-text-indent="false"/>
    </style:style>
    <style:style style:name="P24"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25" style:family="paragraph" style:parent-style-name="Standard" style:list-style-name="WWNum7">
      <style:paragraph-properties fo:margin-left="1in" fo:margin-right="0in" fo:margin-top="0in" fo:margin-bottom="0.1665in" loext:contextual-spacing="false" fo:line-height="100%" fo:text-indent="-0.25in" style:auto-text-indent="false"/>
    </style:style>
    <style:style style:name="P26" style:family="paragraph" style:parent-style-name="Standard" style:list-style-name="WWNum4">
      <style:paragraph-properties fo:margin-left="1in" fo:margin-right="0in" fo:margin-top="0in" fo:margin-bottom="0.1665in" loext:contextual-spacing="false" fo:line-height="100%" fo:text-indent="-0.25in" style:auto-text-indent="false"/>
    </style:style>
    <style:style style:name="P27" style:family="paragraph" style:parent-style-name="Standard">
      <style:paragraph-properties fo:margin-left="0.5in" fo:margin-right="0in" fo:margin-top="0.1665in" fo:margin-bottom="0.1665in" loext:contextual-spacing="false" fo:line-height="100%" fo:text-indent="0in" style:auto-text-indent="false"/>
      <style:text-properties fo:font-size="8pt" style:font-size-asian="8pt" style:font-size-complex="8pt"/>
    </style:style>
    <style:style style:name="P28" style:family="paragraph" style:parent-style-name="Standard">
      <style:paragraph-properties fo:margin-left="0.5in" fo:margin-right="0in" fo:margin-top="0.1665in" fo:margin-bottom="0.1665in" loext:contextual-spacing="false" fo:line-height="100%" fo:text-indent="0in" style:auto-text-indent="false"/>
    </style:style>
    <style:style style:name="P29" style:family="paragraph" style:parent-style-name="Standard">
      <style:paragraph-properties fo:margin-left="0.5in" fo:margin-right="0in" fo:text-indent="0in" style:auto-text-indent="false"/>
    </style:style>
    <style:style style:name="P30" style:family="paragraph" style:parent-style-name="Standard">
      <style:paragraph-properties fo:margin-left="0in" fo:margin-right="0in" fo:text-indent="0in" style:auto-text-indent="false"/>
    </style:style>
    <style:style style:name="P31" style:family="paragraph" style:parent-style-name="Standard">
      <style:paragraph-properties fo:margin-left="0in" fo:margin-right="0in" fo:margin-top="0.1665in" fo:margin-bottom="0.1665in" loext:contextual-spacing="false" fo:line-height="100%" fo:text-indent="0in" style:auto-text-indent="false"/>
    </style:style>
    <style:style style:name="P32" style:family="paragraph" style:parent-style-name="Standard">
      <style:paragraph-properties fo:margin-top="0.1665in" fo:margin-bottom="0.1665in" loext:contextual-spacing="false" fo:line-height="100%"/>
    </style:style>
    <style:style style:name="P33" style:family="paragraph" style:parent-style-name="Heading_20_4">
      <style:paragraph-properties fo:margin-top="0.1665in" fo:margin-bottom="0.028in" loext:contextual-spacing="false" fo:line-height="100%" fo:keep-together="auto" fo:keep-with-next="auto"/>
    </style:style>
    <style:style style:name="P34" style:family="paragraph" style:parent-style-name="Title" style:master-page-name="Standard">
      <style:paragraph-properties style:page-number="1"/>
    </style:style>
    <style:style style:name="P35" style:family="paragraph" style:parent-style-name="Heading_20_3">
      <style:paragraph-properties fo:margin-top="0.1945in" fo:margin-bottom="0.0555in" loext:contextual-spacing="false" fo:line-height="100%" fo:keep-together="auto" fo:keep-with-next="auto"/>
    </style:style>
    <style:style style:name="T1" style:family="text">
      <style:text-properties fo:color="#000000" fo:font-size="8pt" fo:font-weight="bold" style:font-size-asian="8pt" style:font-weight-asian="bold" style:font-size-complex="8pt"/>
    </style:style>
    <style:style style:name="T2" style:family="text">
      <style:text-properties fo:color="#000000" fo:font-size="11pt" style:font-size-asian="11pt" style:font-size-complex="11pt"/>
    </style:style>
    <style:style style:name="T3" style:family="text">
      <style:text-properties fo:font-size="8pt" style:font-size-asian="8pt" style:font-size-complex="8pt"/>
    </style:style>
    <style:style style:name="T4" style:family="text">
      <style:text-properties fo:font-size="8pt" fo:font-style="italic" style:font-size-asian="8pt" style:font-style-asian="italic" style:font-size-complex="8pt"/>
    </style:style>
    <style:style style:name="T5"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c21dyzvqnr0t"/>Exposer “Mon film préféré”:</text:p>
      <text:p text:style-name="Standard"/>
      <text:p text:style-name="Standard">Accroche: Selon vous est ce que vous avez besoin de votre pancréas </text:p>
      <text:p text:style-name="P35"><text:bookmark text:name="_u52snqg6exld"/><text:span text:style-name="T1">I. Introduction</text:span></text:p>
      <text:list xml:id="list3689244871" text:style-name="WWNum10">
        <text:list-item>
          <text:p text:style-name="P1"><text:span text:style-name="T3">Présentation du film</text:span></text:p>
          <text:list>
            <text:list-item>
              <text:p text:style-name="P18"><text:span text:style-name="T3">Titre et origine (</text:span><text:span text:style-name="T4">Kimi no Suizō wo Tabetai</text:span><text:span text:style-name="T3">)</text:span></text:p>
            </text:list-item>
            <text:list-item>
              <text:p text:style-name="P18"><text:span text:style-name="T3">Année de sortie (2018)</text:span></text:p>
            </text:list-item>
            <text:list-item>
              <text:p text:style-name="P18"><text:span text:style-name="T3">Auteur du roman original : Yoru Sumino</text:span></text:p>
            </text:list-item>
            <text:list-item>
              <text:p text:style-name="P18"><text:span text:style-name="T3">Réalisateur : Shin'ichirō Ushijima</text:span></text:p>
            </text:list-item>
          </text:list>
        </text:list-item>
        <text:list-item>
          <text:p text:style-name="P6"><text:span text:style-name="T3">Contexte du film</text:span></text:p>
          <text:list>
            <text:list-item>
              <text:p text:style-name="P18"><text:span text:style-name="T3">Genre : drame, romance, tranche de vie</text:span></text:p>
            </text:list-item>
            <text:list-item>
              <text:p text:style-name="P23"><text:span text:style-name="T3">Accueil du public et succès du film</text:span></text:p>
            </text:list-item>
          </text:list>
        </text:list-item>
      </text:list>
      <text:p text:style-name="P33"><text:bookmark text:name="_nwtar5tb3vkm"/><text:span text:style-name="T1">II. Résumé de l'histoire</text:span></text:p>
      <text:list xml:id="list11990797" text:style-name="WWNum1">
        <text:list-item>
          <text:p text:style-name="P2"><text:span text:style-name="T3">Personnages principaux</text:span></text:p>
          <text:list>
            <text:list-item>
              <text:p text:style-name="P19"><text:span text:style-name="T3">Haruki Shiga : un lycéen introverti</text:span></text:p>
            </text:list-item>
            <text:list-item>
              <text:p text:style-name="P19"><text:span text:style-name="T3">Sakura Yamauchi : une lycéenne atteinte d'une maladie incurable</text:span></text:p>
            </text:list-item>
          </text:list>
        </text:list-item>
        <text:list-item>
          <text:p text:style-name="P7"><text:span text:style-name="T3">Développement de la relation entre Haruki et Sakura</text:span></text:p>
          <text:list>
            <text:list-item>
              <text:p text:style-name="P19"><text:span text:style-name="T3">La découverte du journal intime</text:span></text:p>
            </text:list-item>
            <text:list-item>
              <text:p text:style-name="P19"><text:span text:style-name="T3">L'évolution de leur amitié et des moments passés ensemble</text:span></text:p>
            </text:list-item>
          </text:list>
        </text:list-item>
        <text:list-item>
          <text:p text:style-name="P7"><text:span text:style-name="T3">Intrigue principale</text:span></text:p>
          <text:list>
            <text:list-item>
              <text:p text:style-name="P19"><text:span text:style-name="T3">La maladie de Sakura et son secret</text:span></text:p>
            </text:list-item>
            <text:list-item>
              <text:p text:style-name="P24"><text:span text:style-name="T3">La quête de Sakura pour vivre pleinement malgré sa condition</text:span></text:p>
            </text:list-item>
          </text:list>
        </text:list-item>
      </text:list>
      <text:p text:style-name="P33"><text:bookmark text:name="_vo7c9o2ow4ql"/><text:span text:style-name="T1">III. Thèmes principaux</text:span></text:p>
      <text:list xml:id="list4027685185" text:style-name="WWNum7">
        <text:list-item>
          <text:p text:style-name="P3"><text:span text:style-name="T3">Vie et mort</text:span></text:p>
          <text:list>
            <text:list-item>
              <text:p text:style-name="P20"><text:span text:style-name="T3">Confrontation à la maladie</text:span></text:p>
            </text:list-item>
            <text:list-item>
              <text:p text:style-name="P20"><text:soft-page-break/><text:span text:style-name="T3">Impact de la mort imminente sur la façon de vivre</text:span></text:p>
            </text:list-item>
          </text:list>
        </text:list-item>
        <text:list-item>
          <text:p text:style-name="P8"><text:span text:style-name="T3">Amitié et amour</text:span></text:p>
          <text:list>
            <text:list-item>
              <text:p text:style-name="P20"><text:span text:style-name="T3">La complexité des relations humaines</text:span></text:p>
            </text:list-item>
            <text:list-item>
              <text:p text:style-name="P20"><text:span text:style-name="T3">La frontière entre l'amitié et l'amour</text:span></text:p>
            </text:list-item>
          </text:list>
        </text:list-item>
        <text:list-item>
          <text:p text:style-name="P8"><text:span text:style-name="T3">Acceptation et développement personnel</text:span></text:p>
          <text:list>
            <text:list-item>
              <text:p text:style-name="P20"><text:span text:style-name="T3">Haruki face à son évolution personnelle</text:span></text:p>
            </text:list-item>
            <text:list-item>
              <text:p text:style-name="P25"><text:span text:style-name="T3">L'influence de Sakura sur sa vision de la vie</text:span></text:p>
            </text:list-item>
          </text:list>
        </text:list-item>
      </text:list>
      <text:p text:style-name="P33"><text:bookmark text:name="_g523t7evnxx5"/><text:span text:style-name="T1">IV. Analyse de la réalisation et de l'animation</text:span></text:p>
      <text:list xml:id="list1080243699" text:style-name="WWNum4">
        <text:list-item>
          <text:p text:style-name="P4"><text:span text:style-name="T3">Style visuel et direction artistique</text:span></text:p>
          <text:list>
            <text:list-item>
              <text:p text:style-name="P21"><text:span text:style-name="T3">Utilisation des couleurs pour refléter les émotions</text:span></text:p>
            </text:list-item>
            <text:list-item>
              <text:p text:style-name="P21"><text:span text:style-name="T3">Choix de l'animation et qualité des dessins</text:span></text:p>
            </text:list-item>
          </text:list>
        </text:list-item>
        <text:list-item>
          <text:p text:style-name="P9"><text:span text:style-name="T3">Musique et ambiance sonore</text:span></text:p>
          <text:list>
            <text:list-item>
              <text:p text:style-name="P21"><text:span text:style-name="T3">Impact de la bande sonore sur l'émotion du film</text:span></text:p>
            </text:list-item>
            <text:list-item>
              <text:p text:style-name="P26"><text:span text:style-name="T3">Chansons marquantes et thèmes musicaux</text:span></text:p>
            </text:list-item>
          </text:list>
        </text:list-item>
      </text:list>
      <text:p text:style-name="P33"><text:bookmark text:name="_jndr1bi7w7yx"/><text:span text:style-name="T1">VI. Conclusion</text:span></text:p>
      <text:list xml:id="list3071762914" text:style-name="WWNum3">
        <text:list-item>
          <text:p text:style-name="P5"><text:span text:style-name="T3">Récapitulatif des points principaux</text:span></text:p>
        </text:list-item>
        <text:list-item>
          <text:p text:style-name="P10"><text:span text:style-name="T3">Message du film et sa signification</text:span></text:p>
          <text:list>
            <text:list-item>
              <text:p text:style-name="P22"><text:span text:style-name="T3">Ce que le film cherche à transmettre sur la vie et les relations humaines</text:span></text:p>
            </text:list-item>
            <text:list-item>
              <text:p text:style-name="P22"><text:span text:style-name="T3">L'importance de profiter du moment présent</text:span></text:p>
            </text:list-item>
          </text:list>
        </text:list-item>
        <text:list-item>
          <text:p text:style-name="P11"><text:span text:style-name="T3">Réflexion personnelle sur les leçons du film</text:span></text:p>
        </text:list-item>
      </text:list>
      <text:p text:style-name="P27"/>
      <text:p text:style-name="P27"/>
      <text:p text:style-name="P27"/>
      <text:p text:style-name="P27"/>
      <text:p text:style-name="Standard">Intro:</text:p>
      <text:list xml:id="list4142057062" text:style-name="WWNum8">
        <text:list-item>
          <text:p text:style-name="P12">J’ai donc choisi de vous présenter ce film car je suis un grand fan des films d'animations japonais en générale et il est l’un des seuls à m’avoir vraiment marqué que ce sont au niveau sentimentale et psychologique </text:p>
        </text:list-item>
      </text:list>
      <text:p text:style-name="P30"><text:soft-page-break/></text:p>
      <text:p text:style-name="P29"/>
      <text:list xml:id="list82206706747706" text:continue-numbering="true" text:style-name="WWNum8">
        <text:list-item>
          <text:p text:style-name="P12">"I Want to Eat Your Pancreas" dont le titre original en japonais est Kimi no Suizō wo Tabetai est un film d'animation japonais sorti en 2018, réalisé par Shinichirō Ushijima et produit par le studio VOLN. Ce film est basé sur le roman du même nom écrit par Yoru Sumino. L'histoire est à la fois touchante et poignante, explorant les thèmes de la vie, de la mort, de l'amitié et de la façon dont les relations peuvent profondément influencer nos vies.De plus, il a rapidement touché le cœur des spectateurs à travers le monde grâce à son animation superbe et son scénario émotionnel à sa sortie.</text:p>
        </text:list-item>
      </text:list>
      <text:p text:style-name="P29"/>
      <text:list xml:id="list82205961123585" text:continue-numbering="true" text:style-name="WWNum8">
        <text:list-item>
          <text:p text:style-name="P13">Ce film fait partie des genres : drame, romance, tranche de vie. De plus,il a reçu,lors de sa sortie, des critiques globalement positives pour sa capacité à capturer les émotions humaines de manière authentique avec son histoire poignante. Bien que certains aient critiqué le film pour son approche sentimentale parfois prévisible, la plupart des spectateurs ont été touchés par la sincérité des émotions et par la beauté de la relation entre les deux protagonistes.</text:p>
        </text:list-item>
      </text:list>
      <text:p text:style-name="P28"/>
      <text:p text:style-name="P30">Résumé de l’histoire:</text:p>
      <text:list xml:id="list3872710264" text:style-name="WWNum5">
        <text:list-item>
          <text:p text:style-name="P14">Durant cette histoire nous avons 2 personnages:Haruki Shiga qui est un lycéen introverti et peu sociable au sein de sa classe et Sakura Yamauchi qui est, quant à elle, une lycéenne atteinte d'une maladie incurable. Malgré leurs personnalités très différentes, lui étant introverti et distant, et elle étant joyeuse et extravertie, une amitié spéciale naît entre eux. Sakura, qui sait que sa vie est limitée, veux vivre chaque jour intensément, tandis que le protagoniste apprend à ouvrir son cœur et à apprécier la vie grâce à elle.</text:p>
        </text:list-item>
      </text:list>
      <text:p text:style-name="P28"/>
      <text:list xml:id="list82207220867799" text:continue-numbering="true" text:style-name="WWNum5">
        <text:list-item>
          <text:p text:style-name="P14">L'histoire suit un lycéen réservé, Haruki Shiga, qui se retrouve à devoir amener les cours pour l’une de ses camarades, Sakura Yamauchi, souffrante à l'hôpital. Par hasard, il trouve son journal intime dont le titre est “Ma maladie et moi”. Dans ce journal, Sakura révèle qu'elle souffre d'une maladie incurable du pancréas, en phase terminale, et qu'il ne lui reste que peu de temps à vivre. Le protagoniste, qui n'a jamais vraiment interagit avec ses camarades de classe, décide de passer du temps avec elle et accepte de garder son secret.</text:p>
        </text:list-item>
      </text:list>
      <text:p text:style-name="P28"/>
      <text:list xml:id="list82206382412537" text:continue-numbering="true" text:style-name="WWNum5">
        <text:list-item>
          <text:p text:style-name="P14">Suite à la découverte de ce carnet et cette promesse, Sakura va faire de Haruki son confident et va se rapprocher de lui afin de profiter des ses derniers moments de vie. Pour cela elle a décidé d'écrire une liste des choses qu’elle souhaite faire avant sa mort et c’est à partir de ce moment là que les 2 protagonistes vont se rapprocher en aillant pour but de compléter cette liste et cela va créer un lien très fort entre eux.</text:p>
        </text:list-item>
      </text:list>
      <text:p text:style-name="P32">Thèmes principaux</text:p>
      <text:p text:style-name="P32">Tout au long du film plusieurs thèmes profonds sont abordés comme :</text:p>
      <text:list xml:id="list208827290" text:style-name="WWNum2">
        <text:list-item>
          <text:p text:style-name="P15">La Mort et l'Importance de la Vie : "I Want to Eat Your Pancreas" met en lumière la fragilité de la vie humaine et la nécessité de vivre pleinement chaque instant. La maladie de Sakura et sa façon positive d'y faire face sont des rappels constants de l'importance de l'acceptation de la mortalité.</text:p>
        </text:list-item>
      </text:list>
      <text:p text:style-name="P28"/>
      <text:list xml:id="list82206587385465" text:continue-numbering="true" text:style-name="WWNum2">
        <text:list-item>
          <text:p text:style-name="P15">L'Amour et l'amitié : La relation entre les deux protagonistes est un mélange d'amour et d'amitié. Leur lien unique, construit sur la base d'un secret partagé, montre comment deux personnes peuvent se rapprocher de manière inattendue et avoir un impact profond l'une sur l'autre.</text:p>
        </text:list-item>
      </text:list>
      <text:p text:style-name="P28"/>
      <text:list xml:id="list82207055413044" text:continue-numbering="true" text:style-name="WWNum2">
        <text:list-item>
          <text:p text:style-name="P15">La Solitude : Le personnage principal, souvent vu comme un "loup solitaire", apprend à sortir de sa coquille grâce à la présence lumineuse de Sakura. Le film explore la manière dont l'interaction humaine et les relations peuvent combler la solitude.</text:p>
        </text:list-item>
      </text:list>
      <text:p text:style-name="P28"/>
      <text:list xml:id="list82206007785889" text:continue-numbering="true" text:style-name="WWNum2">
        <text:list-item>
          <text:p text:style-name="P15">Le Sens de la Vie : À travers Sakura, qui reste positive malgré son sort, le film pose des questions sur ce qui rend la vie précieuse et sur la manière dont chaque individu trouve son propre sens à la vie, malgré les difficultés.</text:p>
        </text:list-item>
      </text:list>
      <text:p text:style-name="P31"/>
      <text:p text:style-name="P33"><text:bookmark text:name="_lygogd5gvsje"/><text:span text:style-name="T2">Analyse de la réalisation et de l'animation</text:span></text:p>
      <text:list xml:id="list2840512950" text:style-name="WWNum6">
        <text:list-item>
          <text:p text:style-name="P16">Le film se distingue par ses visuels lumineux et colorés. Chaque scène est soigneusement construite pour illustrer l'état émotionnel des personnages, avec une utilisation subtile de la lumière, des ombres et des couleurs. Les paysages sont souvent utilisés pour renforcer le sentiment de liberté que recherche Sakura, contrastant avec la gravité de son état.</text:p>
        </text:list-item>
      </text:list>
      <text:p text:style-name="P28"/>
      <text:list xml:id="list82207172411810" text:continue-numbering="true" text:style-name="WWNum6">
        <text:list-item>
          <text:p text:style-name="P16">La bande sonore, composée par Hiroko Sebu, est un élément clé pour renforcer l'atmosphère du film. Les mélodies douces et les morceaux de piano délicats accompagnent les moments de réflexion et d'intensité émotionnelle, tandis que les scènes joyeuses sont ponctuées de musiques plus rythmées et entraînantes. La musique est un outil puissant pour accentuer le contraste entre la légèreté de certains moments et la gravité sous-jacente de la situation.</text:p>
        </text:list-item>
      </text:list>
      <text:p text:style-name="P31"><text:soft-page-break/>Conclusion:</text:p>
      <text:list xml:id="list3211913291" text:style-name="WWNum9">
        <text:list-item>
          <text:p text:style-name="P17">Le titre, "I Want to Eat Your Pancreas", peut sembler étrange au premier abord, mais il prend tout son sens dans le contexte du film. Sakura explique qu'une ancienne croyance veut que manger un organe malade permette de guérir cet organe dans son propre corps. C’est une métaphore de l’envie de partager et de s’approprier une partie de la vie de l’autre pour la prolonger, même symboliquement.</text:p>
        </text:list-item>
      </text:list>
      <text:p text:style-name="P28"/>
      <text:list xml:id="list82206836537954" text:continue-numbering="true" text:style-name="WWNum9">
        <text:list-item>
          <text:p text:style-name="P17">En racontant l'histoire de deux adolescents que tout semble opposer, mais qui trouvent un sens à leur vie ensemble, le film explore les questions fondamentales de l'existence et invite à célébrer la vie, même face à la mort, et à apprécier les connexions humaines qui la rendent précieuse et rappelle que chaque rencontre compte et que même les moments les plus simples peuvent devenir inoubliables.</text:p>
        </text:list-item>
      </text:list>
      <text:p text:style-name="P28"/>
      <text:list xml:id="list82207268227470" text:continue-numbering="true" text:style-name="WWNum9">
        <text:list-item>
          <text:p text:style-name="P17">"I Want to Eat Your Pancreas" est donc une œuvre touchante qui m’a laissé une impression forte et durable et c’est pourquoi il est mon film préféré.</text:p>
        </text:list-item>
      </text:lis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8pt" style:text-underline-style="none"/>
    </style:style>
    <style:style style:name="ListLabel_20_2" style:display-name="ListLabel 2" style:family="text">
      <style:text-properties fo:font-size="8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8pt" style:text-underline-style="none"/>
    </style:style>
    <style:style style:name="ListLabel_20_20" style:display-name="ListLabel 20" style:family="text">
      <style:text-properties fo:font-size="8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8pt" style:text-underline-style="none"/>
    </style:style>
    <style:style style:name="ListLabel_20_29" style:display-name="ListLabel 29" style:family="text">
      <style:text-properties fo:font-size="8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8pt" style:text-underline-style="none"/>
    </style:style>
    <style:style style:name="ListLabel_20_56" style:display-name="ListLabel 56" style:family="text">
      <style:text-properties fo:font-size="8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8pt" style:text-underline-style="none"/>
    </style:style>
    <style:style style:name="ListLabel_20_83" style:display-name="ListLabel 83" style:family="text">
      <style:text-properties fo:font-size="8pt"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65" meta:word-count="1278" meta:character-count="7430" meta:non-whitespace-character-count="6267"/>
    <meta:generator>LibreOfficeDev/6.0.5.2$Linux_X86_64 LibreOffice_project/</meta:generator>
  </office:meta>
</office:document-meta>
</file>